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2.01pt solid #000000" fo:background-color="#d4ea6b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01pt solid #000000" fo:background-color="#ffff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Functional Summaries</text:p>
          </table:table-cell>
          <table:covered-table-cell table:style-name="ce8"/>
          <table:table-cell table:style-name="ce8" table:number-columns-repeated="1021"/>
        </table:table-row>
        <table:table-row table:style-name="ro1">
          <table:table-cell table:style-name="ce7" office:value-type="string" calcext:value-type="string">
            <text:p>Methods</text:p>
          </table:table-cell>
          <table:table-cell table:style-name="ce11" office:value-type="string" calcext:value-type="string">
            <text:p>Landscape</text:p>
          </table:table-cell>
          <table:table-cell table:style-name="ce11" office:value-type="string" calcext:value-type="string">
            <text:p>Silhouette</text:p>
          </table:table-cell>
          <table:table-cell table:style-name="ce13" table:number-columns-repeated="1021"/>
        </table:table-row>
        <table:table-row table:style-name="ro1">
          <table:table-cell table:style-name="ce8" office:value-type="string" calcext:value-type="string">
            <text:p>dist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8" office:value-type="string" calcext:value-type="string">
            <text:p>dist2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8" office:value-type="string" calcext:value-type="string">
            <text:p>eqdist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8" office:value-type="string" calcext:value-type="string">
            <text:p>kgroup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8" office:value-type="string" calcext:value-type="string">
            <text:p>md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8" office:value-type="string" calcext:value-type="string">
            <text:p>mean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8" office:value-type="string" calcext:value-type="string">
            <text:p>norm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8" office:value-type="string" calcext:value-type="string">
            <text:p>sum</text:p>
          </table:table-cell>
          <table:table-cell table:style-name="ce12"/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C1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22:43:15.231261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8T22:37:33.500167571</meta:creation-date>
    <dc:date>2020-10-28T22:45:16.561742778</dc:date>
    <meta:editing-duration>PT7M16S</meta:editing-duration>
    <meta:editing-cycles>3</meta:editing-cycles>
    <meta:generator>LibreOffice/7.0.2.2$Linux_X86_64 LibreOffice_project/0b4360524e0359c479b908cb9f8f3765ab0cc7ad</meta:generator>
    <meta:document-statistic meta:table-count="1" meta:cell-count="12" meta:object-count="0"/>
  </office:meta>
</office:document-meta>
</file>